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draw:marker-start-width="0.3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.5cm" svg:x="10.131cm" svg:y="9.076cm">
          <text:p text:style-name="P1"><text:span text:style-name="T1">Especificación</text:span></text:p>
          <text:p text:style-name="P1"><text:span text:style-name="T1">Del sistem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3.368cm" svg:height="1.5cm" svg:x="9.91cm" svg:y="11.3cm">
          <text:p text:style-name="P1"><text:span text:style-name="T1">Modelo y arqui-</text:span></text:p>
          <text:p text:style-name="P1"><text:span text:style-name="T1">Tectura del sistem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3cm" svg:height="1.5cm" svg:x="7.6cm" svg:y="14.1cm">
          <text:p text:style-name="P1"><text:span text:style-name="T1">Particionamiento</text:span></text:p>
          <text:p text:style-name="P1"><text:span text:style-name="T1">SW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" draw:layer="layout" svg:width="3cm" svg:height="1.5cm" svg:x="12.6cm" svg:y="14.1cm">
          <text:p text:style-name="P1"><text:span text:style-name="T1">Particionamiento</text:span></text:p>
          <text:p text:style-name="P1"><text:span text:style-name="T1">H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4" draw:layer="layout" svg:width="3cm" svg:height="1.5cm" svg:x="10.1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.5cm" svg:x="10.1cm" svg:y="19.5cm">
          <text:p text:style-name="P1"><text:span text:style-name="T1">Pruebas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57cm" svg:y1="10.548cm" svg:x2="11.6cm" svg:y2="11.3cm">
          <text:p/>
        </draw:line>
        <draw:connector draw:style-name="gr6" draw:text-style-name="P1" draw:layer="layout" svg:x1="11.594cm" svg:y1="12.8cm" svg:x2="9.1cm" svg:y2="14.1cm" draw:start-shape="id1" draw:start-glue-point="2" draw:end-shape="id2" draw:end-glue-point="0" svg:d="m11594 12800v650h-2494v650">
          <text:p/>
        </draw:connector>
        <draw:connector draw:style-name="gr6" draw:text-style-name="P1" draw:layer="layout" svg:x1="11.594cm" svg:y1="12.8cm" svg:x2="14.1cm" svg:y2="14.1cm" draw:start-shape="id1" draw:start-glue-point="2" draw:end-shape="id3" draw:end-glue-point="0" svg:d="m11594 12800v650h2506v650">
          <text:p/>
        </draw:connector>
        <draw:line draw:style-name="gr6" draw:text-style-name="P1" draw:layer="layout" svg:x1="11.6cm" svg:y1="18.5cm" svg:x2="11.6cm" svg:y2="19.5cm">
          <text:p/>
        </draw:line>
        <draw:connector draw:style-name="gr6" draw:text-style-name="P1" draw:layer="layout" svg:x1="9.1cm" svg:y1="15.6cm" svg:x2="11.6cm" svg:y2="17cm" draw:start-shape="id2" draw:start-glue-point="2" draw:end-shape="id4" draw:end-glue-point="0" svg:d="m9100 15600v700h2500v700">
          <text:p/>
        </draw:connector>
        <draw:connector draw:style-name="gr6" draw:text-style-name="P1" draw:layer="layout" svg:x1="14.1cm" svg:y1="15.6cm" svg:x2="11.6cm" svg:y2="17cm" draw:start-shape="id3" draw:start-glue-point="2" draw:end-shape="id4" draw:end-glue-point="0" svg:d="m14100 15600v700h-2500v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05T10:59:37</meta:creation-date>
    <dc:date>2011-04-25T15:17:55</dc:date>
    <meta:editing-duration>PT04H18M03S</meta:editing-duration>
    <meta:editing-cycles>33</meta:editing-cycles>
    <meta:generator>OpenOffice.org/3.2$Linux OpenOffice.org_project/320m12$Build-9483</meta:generator>
    <dc:creator>Carlos Camargo</dc:cre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